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6.36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Mono" fo:font-weight="normal" style:font-weight-asian="normal" style:font-weight-complex="normal"/>
    </style:style>
    <style:style style:name="ce4" style:family="table-cell" style:parent-style-name="Defaul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f37b70"/>
      <style:text-properties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1018" table:default-cell-style-name="ce3"/>
        <table:table-row table:style-name="ro1">
          <table:table-cell table:number-columns-repeated="4"/>
          <table:table-cell office:value-type="string" calcext:value-type="string">
            <text:p>Usługa</text:p>
          </table:table-cell>
          <table:table-cell office:value-type="string" calcext:value-type="string">
            <text:p>SUMA całkowit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avenol MTF-3 3x1L</text:p>
          </table:table-cell>
          <table:table-cell table:style-name="ce4" office:value-type="string" calcext:value-type="string">
            <text:p>skrzynia biegów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[.C2]*3"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avenol Epx Sae 90 Gl-5 1L</text:p>
          </table:table-cell>
          <table:table-cell table:style-name="ce4" office:value-type="string" calcext:value-type="string">
            <text:p>most tylny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s://www.ceneo.pl/Click/Offer/?e=TYUmV9yy1aWUJbpISoiH4KwBzh1f1gcS9blNTlU62W_CItqz1ozPApCOXrq39tGH59VqJSilKYDzny2ZYd9q2CO3irToX_UUQm5sWGmmy2w0dyfeiOyotcCGJ8FgjRtkKC8hV843AwcFD8t7m4i9c28ztL-pTwb33piwD5UIsOwWQ3UaRPm0aksRBM3sOFuK1BntoLtVt5m4CajQTVvSrE1am12WEmSDKzYHLK1PBA7oj5PKnJpb_usw4yhzRUY1c6d9YoOizp7U4vn6IufAd2TD50otZri9pVBMwlkFDd3tgUcmM6zyCQEUgXjG9BhbpVBMwlkFDd2lUEzCWQUN3VxWuUA0c8WJ_mz4EF0qxq4pihkePuXzGhoQ-Ny2r_EPJYu5CRKk68E%3D&amp;a=2" xlink:type="simple">RAVENOL Getriebeoel TGO API GL-5 SAE 75W90 1L</text:a></text:p>
          </table:table-cell>
          <table:table-cell table:style-name="ce4" office:value-type="string" calcext:value-type="string">
            <text:p>szkynia transferow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OT4</text:p>
          </table:table-cell>
          <table:table-cell table:style-name="ce4" office:value-type="string" calcext:value-type="string">
            <text:p>sprzęgło I hamulcowy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łyn chłodniczy toyota S-LLC 8L lub borygo</text:p>
          </table:table-cell>
          <table:table-cell table:style-name="ce4" office:value-type="string" calcext:value-type="string">
            <text:p>8L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iltr paliwa</text:p>
          </table:table-cell>
          <table:table-cell table:style-name="ce4"/>
          <table:table-cell table:number-columns-repeated="2" table:style-name="ce4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iltr powietrza</text:p>
          </table:table-cell>
          <table:table-cell table:style-name="ce4"/>
          <table:table-cell table:number-columns-repeated="2" table:style-name="ce4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lej silnikowy 5w30</text:p>
          </table:table-cell>
          <table:table-cell table:style-name="ce5" office:value-type="string" calcext:value-type="string">
            <text:p>Motul 8100 Eco-clean 5W-30 lub castrol 5w30 SLX</text:p>
          </table:table-cell>
          <table:table-cell table:number-columns-repeated="2" table:style-name="ce4"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iltr oleju</text:p>
          </table:table-cell>
          <table:table-cell table:style-name="ce4"/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8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SUMA</text:p>
          </table:table-cell>
          <table:table-cell table:style-name="ce4" table:number-columns-repeated="2"/>
          <table:table-cell table:style-name="ce4" table:formula="of:=SUM([.D1:.D18])" office:value-type="float" office:value="775" calcext:value-type="float">
            <text:p>775</text:p>
          </table:table-cell>
          <table:table-cell table:formula="of:=SUM([.E2:.E18])" office:value-type="float" office:value="200" calcext:value-type="float">
            <text:p>200</text:p>
          </table:table-cell>
          <table:table-cell table:style-name="ce7" table:formula="of:=SUM([.D19:.E19])" office:value-type="float" office:value="975" calcext:value-type="float">
            <text:p>975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4:22:24.307167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45:14.204691856</meta:creation-date>
    <dc:date>2018-06-13T12:51:06.081356038</dc:date>
    <meta:editing-duration>PT22H38M20S</meta:editing-duration>
    <meta:editing-cycles>6</meta:editing-cycles>
    <meta:generator>LibreOffice/5.4.6.2$Linux_X86_64 LibreOffice_project/40m0$Build-2</meta:generator>
    <meta:document-statistic meta:table-count="1" meta:cell-count="46" meta:object-count="0"/>
  </office:meta>
</office:document-meta>
</file>